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7D03F188FBBCD431687.png" manifest:media-type="image/png"/>
  <manifest:file-entry manifest:full-path="Pictures/1000020100000903000009036C880FE534F542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45cm"/>
      <style:paragraph-properties style:writing-mode="lr-tb"/>
    </style:style>
    <style:style style:name="gr5" style:family="graphic" style:parent-style-name="standard">
      <style:graphic-properties draw:fill-color="#1c1c1c" draw:textarea-horizontal-align="justify" draw:textarea-vertical-align="middle" draw:auto-grow-height="false" fo:min-height="6.26cm" fo:min-width="8.137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000000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0000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-color="#1c1c1c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6d01ab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c9211e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b83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3.473cm" svg:x="0cm" svg:y="0.508cm" presentation:class="title" presentation:user-transformed="true">
          <draw:text-box>
            <text:p>Automated Limit Order Trades</text:p>
          </draw:text-box>
        </draw:frame>
        <draw:custom-shape draw:style-name="gr1" draw:text-style-name="P2" draw:layer="layout" svg:width="8.89cm" svg:height="5.334cm" svg:x="18.709cm" svg:y="4.486cm">
          <text:p/>
          <draw:enhanced-geometry svg:viewBox="0 0 21600 21600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8.89cm" svg:height="5.334cm" svg:x="0.254cm" svg:y="4.486cm">
          <text:p/>
          <draw:enhanced-geometry svg:viewBox="0 0 21600 21600" draw:mirror-horizontal="true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9.398cm" svg:height="6.35cm" svg:x="0.762cm" svg:y="4.826cm">
          <draw:text-box>
            <text:p><text:span text:style-name="T1">Chainlink Keepers </text:span></text:p>
            <text:p><text:span text:style-name="T1">can automatically </text:span></text:p>
            <text:p><text:span text:style-name="T1">trade limit buy or sell orders on order book pricefeeds.</text:span></text:p>
            <text:p><text:span text:style-name="T1"/></text:p>
          </draw:text-box>
        </draw:frame>
        <draw:frame draw:style-name="gr4" draw:text-style-name="P6" draw:layer="layout" svg:width="8.977cm" svg:height="7.195cm" svg:x="18.709cm" svg:y="3.981cm">
          <draw:text-box>
            <text:p text:style-name="P5"><text:span text:style-name="T1"/></text:p>
            <text:p text:style-name="P5"><text:span text:style-name="T2">MATIC</text:span><text:span text:style-name="T3"> is $2?</text:span></text:p>
            <text:p text:style-name="P5"><text:span text:style-name="T4">BUY!</text:span></text:p>
            <text:p text:style-name="P5"><text:span text:style-name="T2"/></text:p>
            <text:p text:style-name="P5"><text:span text:style-name="T2">MATIC</text:span><text:span text:style-name="T4"> is $3?</text:span></text:p>
            <text:p text:style-name="P5"><text:span text:style-name="T3">SELL!</text:span></text:p>
            <text:p text:style-name="P5"><text:span text:style-name="T1"/></text:p>
            <text:p text:style-name="P5"><text:span text:style-name="T1"/></text:p>
          </draw:text-box>
        </draw:frame>
        <draw:custom-shape draw:style-name="gr5" draw:text-style-name="P7" draw:layer="layout" svg:width="8.636cm" svg:height="10.414cm" svg:x="9.654cm" svg:y="4.4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8" draw:layer="layout" svg:width="6.858cm" svg:height="6.858cm" svg:x="10.611cm" svg:y="7.677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6" draw:text-style-name="P8" draw:layer="layout" svg:width="2.654cm" svg:height="2.654cm" svg:x="12.701cm" svg:y="9.793cm">
          <draw:image xlink:href="Pictures/10000201000007D0000007D03F188FBBCD431687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2-01-01T17:21:38.611919873</dc:date>
    <meta:editing-duration>P1DT23H7M57S</meta:editing-duration>
    <meta:editing-cycles>927</meta:editing-cycles>
    <meta:generator>LibreOffice/6.4.7.2$Linux_X86_64 LibreOffice_project/40$Build-2</meta:generator>
    <meta:document-statistic meta:object-count="31"/>
  </office:meta>
</office:document-meta>
</file>